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5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9">
      <style:paragraph-properties fo:margin-left="0.9846in" fo:margin-right="0in" fo:text-indent="-0.25in" style:auto-text-indent="false"/>
    </style:style>
    <style:style style:name="P25" style:family="paragraph" style:parent-style-name="Heading_20_1" style:list-style-name=""/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paragraph-properties fo:margin-left="0.4925in" fo:margin-right="0in" fo:text-indent="-0.4in" style:auto-text-indent="false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code" style:list-style-name="L3"/>
    <style:style style:name="P30" style:family="paragraph" style:parent-style-name="code" style:list-style-name="L4"/>
    <style:style style:name="P31" style:family="paragraph" style:parent-style-name="code">
      <style:paragraph-properties fo:margin-left="0in" fo:margin-right="0in" fo:text-indent="0in" style:auto-text-indent="false"/>
    </style:style>
    <style:style style:name="P32" style:family="paragraph" style:parent-style-name="code" style:list-style-name="L6">
      <style:paragraph-properties fo:margin-left="0in" fo:margin-right="0in" fo:text-indent="0in" style:auto-text-indent="false"/>
    </style:style>
    <style:style style:name="P33" style:family="paragraph" style:parent-style-name="code" style:list-style-name="L7">
      <style:paragraph-properties fo:margin-left="0.4925in" fo:margin-right="0in" fo:text-indent="0in" style:auto-text-indent="false"/>
    </style:style>
    <style:style style:name="P34" style:family="paragraph" style:parent-style-name="Heading_20_4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Увод<text:tab/>2</text:p>
          <text:p text:style-name="P2">Използвани технологии<text:tab/>3</text:p>
          <text:p text:style-name="P2">Техническо ръководство<text:tab/>4</text:p>
          <text:p text:style-name="P1">Инсталация<text:tab/>4</text:p>
          <text:p text:style-name="P3">Php<text:tab/>5</text:p>
          <text:p text:style-name="P3">Git<text:tab/>5</text:p>
          <text:p text:style-name="P3">Ptbfw<text:tab/>5</text:p>
          <text:p text:style-name="P3">Composer<text:tab/>6</text:p>
          <text:p text:style-name="P3">PhpUnit<text:tab/>6</text:p>
          <text:p text:style-name="P3">Selenium 2 driver<text:tab/>7</text:p>
          <text:p text:style-name="P4">Java<text:tab/>7</text:p>
          <text:p text:style-name="P4">Selenium<text:tab/>7</text:p>
          <text:p text:style-name="P3">FirePath<text:tab/>7</text:p>
          <text:p text:style-name="P3">Стартиране<text:tab/>7</text:p>
          <text:p text:style-name="P3">Още за Composer<text:tab/>7</text:p>
          <text:p text:style-name="P4">Какво всъщност е composer?<text:tab/>7</text:p>
          <text:p text:style-name="P1">Структура на проекта<text:tab/>8</text:p>
          <text:p text:style-name="P3">Разлики между Behat и Ptbfw<text:tab/>8</text:p>
          <text:p text:style-name="P4">Features<text:tab/>8</text:p>
          <text:p text:style-name="P4">Feature Context <text:tab/>8</text:p>
          <text:p text:style-name="P4">__classloader<text:tab/>8</text:p>
          <text:p text:style-name="P4">FeatureContext<text:tab/>9</text:p>
          <text:p text:style-name="P1">Допълнителни модули<text:tab/>9</text:p>
          <text:p text:style-name="P3">Initer<text:tab/>9</text:p>
          <text:p text:style-name="P4">Модул MySql<text:tab/>9</text:p>
          <text:p text:style-name="P4">Създаване на нов модул за initer<text:tab/>10</text:p>
          <text:p text:style-name="P4">Как да използваме Initializer без Ptbfw<text:tab/>11</text:p>
          <text:p text:style-name="P4">как е реализиран initer<text:tab/>11</text:p>
          <text:p text:style-name="P3">Ptbfw Selenium driver<text:tab/>11</text:p>
          <text:p text:style-name="P2">Примерен тестов проект<text:tab/>12</text:p>
          <text:p text:style-name="P2">Как да направим добавка за behat<text:tab/>13</text:p>
          <text:p text:style-name="P2">Ще е то .YML<text:tab/>14</text:p>
        </text:index-body>
      </text:table-of-content>
      <text:h text:style-name="Heading_20_1" text:outline-level="1"/>
      <text:h text:style-name="P25" text:outline-level="1"/>
      <text:h text:style-name="P26" text:outline-level="1">Увод</text:h>
      <text:p text:style-name="Text_20_body">@todo</text:p>
      <text:h text:style-name="P25" text:outline-level="1"/>
      <text:h text:style-name="P26" text:outline-level="1">Използвани технологии</text:h>
      <text:p text:style-name="Text_20_body">@todo</text:p>
      <text:h text:style-name="P25" text:outline-level="1"/>
      <text:h text:style-name="P26" text:outline-level="1">Техническо ръководство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2">Техническо ръководство<text:tab/>4</text:p>
          <text:p text:style-name="P1">Инсталация<text:tab/>4</text:p>
          <text:p text:style-name="P3">Php<text:tab/>5</text:p>
          <text:p text:style-name="P3">Git<text:tab/>5</text:p>
          <text:p text:style-name="P3">Ptbfw<text:tab/>5</text:p>
          <text:p text:style-name="P3">Composer<text:tab/>6</text:p>
          <text:p text:style-name="P3">PhpUnit<text:tab/>6</text:p>
          <text:p text:style-name="P3">Selenium 2 driver<text:tab/>7</text:p>
          <text:p text:style-name="P4">Java<text:tab/>7</text:p>
          <text:p text:style-name="P4">Selenium<text:tab/>7</text:p>
          <text:p text:style-name="P3">FirePath<text:tab/>7</text:p>
          <text:p text:style-name="P3">Стартиране<text:tab/>7</text:p>
          <text:p text:style-name="P3">Още за Composer<text:tab/>7</text:p>
          <text:p text:style-name="P4">Какво всъщност е composer?<text:tab/>7</text:p>
          <text:p text:style-name="P1">Структура на проекта<text:tab/>8</text:p>
          <text:p text:style-name="P3">Разлики между Behat и Ptbfw<text:tab/>8</text:p>
          <text:p text:style-name="P4">Features<text:tab/>8</text:p>
          <text:p text:style-name="P4">Feature Context <text:tab/>8</text:p>
          <text:p text:style-name="P4">__classloader<text:tab/>8</text:p>
          <text:p text:style-name="P4">FeatureContext<text:tab/>9</text:p>
          <text:p text:style-name="P1">Допълнителни модули<text:tab/>9</text:p>
          <text:p text:style-name="P3">Initer<text:tab/>9</text:p>
          <text:p text:style-name="P4">Модул MySql<text:tab/>9</text:p>
          <text:p text:style-name="P4">Създаване на нов модул за initer<text:tab/>10</text:p>
          <text:p text:style-name="P4">Как да използваме Initializer без Ptbfw<text:tab/>11</text:p>
          <text:p text:style-name="P4">как е реализиран initer<text:tab/>11</text:p>
          <text:p text:style-name="P3">Ptbfw Selenium driver<text:tab/>11</text:p>
        </text:index-body>
      </text:table-of-content>
      <text:h text:style-name="P27" text:outline-level="2"/>
      <text:h text:style-name="Heading_20_2" text:outline-level="2">Инсталация</text:h>
      <text:table-of-content text:style-name="Sect1" text:protected="true" text:name="Table of Contents3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3_Head">
            <text:p text:style-name="Contents_20_Heading">Table of Contents</text:p>
          </text:index-title>
          <text:p text:style-name="P2">Техническо ръководство<text:tab/>4</text:p>
          <text:p text:style-name="P1">Инсталация<text:tab/>4</text:p>
          <text:p text:style-name="P3">Php<text:tab/>5</text:p>
          <text:p text:style-name="P3">Git<text:tab/>5</text:p>
          <text:p text:style-name="P3">Ptbfw<text:tab/>5</text:p>
          <text:p text:style-name="P3">Composer<text:tab/>6</text:p>
          <text:p text:style-name="P3">PhpUnit<text:tab/>6</text:p>
          <text:p text:style-name="P3">Selenium 2 driver<text:tab/>7</text:p>
          <text:p text:style-name="P4">Java<text:tab/>7</text:p>
          <text:p text:style-name="P4"><text:soft-page-break/>Selenium<text:tab/>7</text:p>
          <text:p text:style-name="P3">FirePath<text:tab/>7</text:p>
          <text:p text:style-name="P3">Стартиране<text:tab/>7</text:p>
          <text:p text:style-name="P3">Още за Composer<text:tab/>7</text:p>
          <text:p text:style-name="P4">Какво всъщност е composer?<text:tab/>7</text:p>
          <text:p text:style-name="P1">Структура на проекта<text:tab/>8</text:p>
          <text:p text:style-name="P3">Разлики между Behat и Ptbfw<text:tab/>8</text:p>
          <text:p text:style-name="P4">Features<text:tab/>8</text:p>
          <text:p text:style-name="P4">Feature Context <text:tab/>8</text:p>
          <text:p text:style-name="P4">__classloader<text:tab/>8</text:p>
          <text:p text:style-name="P4">FeatureContext<text:tab/>9</text:p>
          <text:p text:style-name="P1">Допълнителни модули<text:tab/>9</text:p>
          <text:p text:style-name="P3">Initer<text:tab/>9</text:p>
          <text:p text:style-name="P4">Модул MySql<text:tab/>9</text:p>
          <text:p text:style-name="P4">Създаване на нов модул за initer<text:tab/>10</text:p>
          <text:p text:style-name="P4">Как да използваме Initializer без Ptbfw<text:tab/>11</text:p>
          <text:p text:style-name="P4">как е реализиран initer<text:tab/>11</text:p>
          <text:p text:style-name="P3">Ptbfw Selenium driver<text:tab/>11</text:p>
        </text:index-body>
      </text:table-of-content>
      <text:h text:style-name="Heading_20_3" text:outline-level="3">Php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>Behat изисква php версия 5.3 или по-нова. Ако имаме по-стара версия ще получим грешка при инсталацията на модули при composer (виж по-долу).</text:p>
      <text:h text:style-name="Heading_20_3" text:outline-level="3">Git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h text:style-name="Heading_20_3" text:outline-level="3">Ptbfw</text:h>
      <text:p text:style-name="Text_20_body">Изтегламе кода на проекта чрез git</text:p>
      <text:p text:style-name="code">$ git clone git@github.com:ptbfw/ptbfw.git</text:p>
      <text:p text:style-name="Text_20_body">За обновления проверяваме чрез командата</text:p>
      <text:p text:style-name="code"><text:soft-page-break/>$ git pull</text:p>
      <text:p text:style-name="Text_20_body">Сега имаме ядрото на проекта, но не и зависимите пакети. За разрешаване на зависимостите използваме Composer</text:p>
      <text:h text:style-name="Heading_20_3" text:outline-level="3">Composer</text:h>
      <text:p text:style-name="Text_20_body">Изтегляме изпълним файл чрез командата</text:p>
      <text:p text:style-name="code">$ wget http://getcomposer.org/composer.phar</text:p>
      <text:p text:style-name="Text_20_body"/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php composer.phar composer install</text:p>
      <text:p text:style-name="Text_20_body">за да следим за обновления по зависимите пакети изпълняваме</text:p>
      <text:p text:style-name="Text_20_body"/>
      <text:p text:style-name="code">$ php composer.phar composer update</text:p>
      <text:p text:style-name="Text_20_body">Вече имаме инсталирани</text:p>
      <text:list xml:id="list2418239401" text:style-name="L1">
        <text:list-item>
          <text:p text:style-name="P5">Behat</text:p>
        </text:list-item>
        <text:list-item>
          <text:p text:style-name="P5">Behat\MinkExtension</text:p>
        </text:list-item>
        <text:list-item>
          <text:p text:style-name="P5">Beehat\Gherkin</text:p>
        </text:list-item>
        <text:list-item>
          <text:p text:style-name="P5">Behat\Mink</text:p>
        </text:list-item>
        <text:list-item>
          <text:p text:style-name="P5">Behat\MinkSelenium2Driver</text:p>
        </text:list-item>
        <text:list-item>
          <text:p text:style-name="P5">Ptbfw\Initializer</text:p>
        </text:list-item>
        <text:list-item>
          <text:p text:style-name="P5">Ptbfw\Selenium2-driver</text:p>
        </text:list-item>
        <text:list-item>
          <text:p text:style-name="P5">плюс всички необходими подпакет и всички използвани библиотеки</text:p>
        </text:list-item>
      </text:list>
      <text:p text:style-name="note">Ако използвате <text:span text:style-name="Source_20_Text"><text:span text:style-name="T1">suhosein</text:span></text:span><text:span text:style-name="Source_20_Text">, ще се наложи да whitelist-нете phar. В php.ini за команден ред (/etc/php5/</text:span><text:span text:style-name="Source_20_Text"><text:span text:style-name="T1">cli</text:span></text:span><text:span text:style-name="Source_20_Text">/php.ini) добавете</text:span></text:p>
      <text:p text:style-name="code"><text:span text:style-name="Source_20_Text">suhosin.executor.include.whitelist="phar"</text:span></text:p>
      <text:h text:style-name="Heading_20_3" text:outline-level="3">PhpUnit</text:h>
      <text:p text:style-name="Text_20_body">Behat използва assert функциите на php unit, поне аз не знам как да инсталираме php unit чрез composer, затова ще използваме <text:span text:style-name="T1">pear</text:span></text:p>
      <text:p text:style-name="code"><text:span text:style-name="Strong_20_Emphasis">$ pear channel-discover pear.phpunit.de</text:span></text:p>
      <text:p text:style-name="code"><text:span text:style-name="Strong_20_Emphasis">$ pear channel-discover pear.symfony-project.com</text:span></text:p>
      <text:p text:style-name="code"><text:soft-page-break/><text:span text:style-name="Strong_20_Emphasis">$ pear install pear.phpunit.de/PHPUnit</text:span></text:p>
      <text:h text:style-name="Heading_20_3" text:outline-level="3">Selenium 2 driver</text:h>
      <text:h text:style-name="Heading_20_4" text:outline-level="4">Java</text:h>
      <text:p text:style-name="Text_20_body">За да стартираме Selenium може да ползваме Java, C#, Ruby или Python. Ще дам пример с Java. Препоръчително е да използваме java-та на sun <text:a xlink:type="simple" xlink:href="http://www.oracle.com/technetwork/java/javase/downloads/index.html">http://www.oracle.com/technetwork/java/javase/downloads/index.html</text:a> ще използваме архивираната версия. Разархивираме java архива и стартираме selenium сървъва чрез</text:p>
      <text:h text:style-name="Heading_20_4" text:outline-level="4">Selenium</text:h>
      <text:p text:style-name="Text_20_body">Изтегляме Selenium Server (the Selenium RC Server) от <text:a xlink:type="simple" xlink:href="http://seleniumhq.org/download/">http://seleniumhq.org/download/</text:a>. </text:p>
      <text:p text:style-name="Text_20_body">Стартираме сървъра чрез командата</text:p>
      <text:p text:style-name="code">$ sunJava/bin/java -jar selenium/selenium-server-standalone.jar</text:p>
      <text:h text:style-name="Heading_20_3" text:outline-level="3">FirePath</text:h>
      <text:p text:style-name="Text_20_body"><text:span text:style-name="Strong_20_Emphasis"><text:span text:style-name="T1">FirePath</text:span></text:span><text:span text:style-name="Strong_20_Emphasis"><text:span text:style-name="T2"> </text:span></text:span><text:a xlink:type="simple" xlink:href="https://addons.mozilla.org/en-US/firefox/addon/firepath/%20"><text:span text:style-name="Strong_20_Emphasis"><text:span text:style-name="T2">https://addons.mozilla.org/en-US/firefox/addon/firepath/ </text:span></text:span></text:a><text:span text:style-name="Strong_20_Emphasis"><text:span text:style-name="T2"><text:s/>е добавка за </text:span></text:span><text:span text:style-name="Strong_20_Emphasis"><text:span text:style-name="T1">Firefox</text:span></text:span><text:span text:style-name="Strong_20_Emphasis"><text:span text:style-name="T2">, с нея можем да тестваме селектори по </text:span></text:span><text:span text:style-name="Strong_20_Emphasis"><text:span text:style-name="T1">xpath</text:span></text:span><text:span text:style-name="Strong_20_Emphasis"><text:span text:style-name="T2">, изисква инсталирани </text:span></text:span><text:span text:style-name="Strong_20_Emphasis"><text:span text:style-name="T1">firebug</text:span></text:span><text:span text:style-name="Strong_20_Emphasis"><text:span text:style-name="T2"> - </text:span></text:span><text:a xlink:type="simple" xlink:href="https://addons.mozilla.org/en-US/firefox/addon/firebug/"><text:span text:style-name="Strong_20_Emphasis"><text:span text:style-name="T2">https://addons.mozilla.org/en-US/firefox/addon/firebug/</text:span></text:span></text:a></text:p>
      <text:h text:style-name="Heading_20_3" text:outline-level="3">Стартиране</text:h>
      <text:p text:style-name="Text_20_body">Можем да стартираме тестовете чрез</text:p>
      <text:p text:style-name="code">$ ptbfw/vendor/behat/behat/bin/behat</text:p>
      <text:h text:style-name="Heading_20_3" text:outline-level="3">Още за Composer</text:h>
      <text:p text:style-name="Text_20_body">Подробна информация за composer може да се намери на сайта му <text:a xlink:type="simple" xlink:href="http://getcomposer.org/">http://getcomposer.org/</text:a>.</text:p>
      <text:p text:style-name="Text_20_body"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 ln -s /path_to_composer/composer.phar /bin/composer</text:p>
      <text:p text:style-name="Standard">така вместо</text:p>
      <text:p text:style-name="code">$ php composer.phar [command]</text:p>
      <text:p text:style-name="Standard">ще пишем само</text:p>
      <text:p text:style-name="code">$ composer [command]</text:p>
      <text:h text:style-name="Heading_20_4" text:outline-level="4">Какво всъщност е composer?</text:h>
      <text:p text:style-name="Text_20_body">@todo</text:p>
      <text:p text:style-name="Text_20_body"/>
      <text:h text:style-name="P28" text:outline-level="2">Структура на проекта</text:h>
      <text:h text:style-name="Heading_20_3" text:outline-level="3">Разлики между Behat и Ptbfw</text:h>
      <text:p text:style-name="Text_20_body">При behat структурата е следната</text:p>
      <text:p text:style-name="code">.:</text:p>
      <text:p text:style-name="code">. <text:s/>.. <text:s/>features</text:p>
      <text:p text:style-name="code"/>
      <text:p text:style-name="code">./features:</text:p>
      <text:p text:style-name="code">. <text:s/>.. <text:s/>bootstrap</text:p>
      <text:p text:style-name="code"/>
      <text:p text:style-name="code">./features/bootstrap:</text:p>
      <text:p text:style-name="code">. <text:s/>.. <text:s/>FeatureContext.php</text:p>
      <text:p text:style-name="Text_20_body">При ptbfw структурата е следната</text:p>
      <text:p text:style-name="Standard"/>
      <text:p text:style-name="code">.:</text:p>
      <text:p text:style-name="code">behat.yml <text:s/>composer.json <text:s/>features </text:p>
      <text:p text:style-name="code"/>
      <text:p text:style-name="code">./features:</text:p>
      <text:p text:style-name="code">bootstrap <text:s/>features</text:p>
      <text:p text:style-name="code"/>
      <text:p text:style-name="code">./features/bootstrap:</text:p>
      <text:p text:style-name="code">_classLoader.php <text:s/>FeatureContext.php <text:s/>_lib</text:p>
      <text:p text:style-name="code"/>
      <text:p text:style-name="code">./features/bootstrap/_lib:</text:p>
      <text:p text:style-name="code">ExampleSiteTwo <text:s/>ExmapleSite <text:s/>Ptbf <text:s/>PtbfCommonContext</text:p>
      <text:p text:style-name="code"/>
      <text:p text:style-name="code">./features/bootstrap/_lib/ExampleSiteTwo:</text:p>
      <text:p text:style-name="code">Context</text:p>
      <text:h text:style-name="P34" text:outline-level="4">Features</text:h>
      <text:p text:style-name="Text_20_body"><text:span text:style-name="T3">Features </text:span>е изместана в features/features/[project]. Идеята е да можем да използваме сценарии от други проекти.</text:p>
      <text:p text:style-name="Standard"/>
      <text:h text:style-name="Heading_20_4" text:outline-level="4"><text:bookmark-start text:name="__DdeLink__201_788897530"/>Feature Context<text:bookmark-end text:name="__DdeLink__201_788897530"/> </text:h>
      <text:p text:style-name="Text_20_body">Feature Context е изместено в features/bootstrap/_lib/[projects]. Като трябва да се спазва структурата папките да показват използвания namespace.</text:p>
      <text:h text:style-name="Heading_20_4" text:outline-level="4">__classloader</text:h>
      <text:list xml:id="list360110888" text:style-name="L2">
        <text:list-item>
          <text:p text:style-name="P6">Регистрираме classloader за Feature Context.</text:p>
        </text:list-item>
        <text:list-item>
          <text:p text:style-name="P6">Регистрираме autoloader за php unit</text:p>
        </text:list-item>
      </text:list>
      <text:h text:style-name="Heading_20_4" text:outline-level="4"><text:soft-page-break/>FeatureContext</text:h>
      <text:p text:style-name="Text_20_body">Единствената разлика е че класа няма да наследява Behat\Behat\Context\BehatContext а ще наследи Ptbf\Context\FeatureContext. Целта е да запазим ядрото на behat максимално непроменено, за да може лесно да се добавят други резширения.</text:p>
      <text:h text:style-name="Heading_20_2" text:outline-level="2">Допълнителни модули</text:h>
      <text:h text:style-name="Heading_20_3" text:outline-level="3">Initer</text:h>
      <text:p text:style-name="Text_20_body">Целта на initer е да доведе състоянието на проекта до познат етап. За целта предоставяме interface за добавяне на модули за “рестартиране” на състоянието на проекта. Рестартирането се прави преди всеки сценарии (scenario, scenario outline).</text:p>
      <text:h text:style-name="Heading_20_4" text:outline-level="4">Модул MySql</text:h>
      <text:p text:style-name="Text_20_body">Всеки сериозен проект използва база данни. В уеб проектите една от най-предпочитаните бази дании е MySQL. Модулът MySQL за Initer предоставя да изпълняваме SQL заявки за довеждане на базата до познато за нас състояние.</text:p>
      <text:p text:style-name="Text_20_body">Параметрите за модула се подават в конфигуранионния файл на проекта behat.yml</text:p>
      <text:p text:style-name="Text_20_body"><text:s text:c="3"/>extensions:</text:p>
      <text:p text:style-name="code"><text:bookmark-start text:name="__DdeLink__490_1452242220"/>default:</text:p>
      <text:p text:style-name="code"><text:s text:c="4"/>extensions:<text:bookmark-end text:name="__DdeLink__490_1452242220"/></text:p>
      <text:p text:style-name="code"><text:s text:c="6"/>Ptbfw\Initializer\Extension:</text:p>
      <text:p text:style-name="code"><text:s text:c="10"/><text:bookmark-start text:name="__DdeLink__488_1452242220"/>myDataBaseInit<text:bookmark-end text:name="__DdeLink__488_1452242220"/>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code">Ptbfw\Initializer\Extension приема като параметър опции за service. Който ще извършва промени по базата.</text:p>
      <text:list xml:id="list263945693" text:style-name="L3">
        <text:list-item>
          <text:p text:style-name="P29">MyDataBaseInit – име използвани само от нас, информативно) за какво е service-а. Името трябва да е уникално.</text:p>
        </text:list-item>
      </text:list>
      <text:list xml:id="list1550445956" text:style-name="L4">
        <text:list-item>
          <text:p text:style-name="P30">type: е видът на използвания модул за Initer</text:p>
        </text:list-item>
        <text:list-item>
          <text:p text:style-name="P30">host: host към който се извършва връзката с базата данни</text:p>
        </text:list-item>
        <text:list-item>
          <text:p text:style-name="P30">user: потребител използван за връзка към базата данни</text:p>
        </text:list-item>
        <text:list-item>
          <text:p text:style-name="P30">password: парола използвана за връзка с базата данни</text:p>
        </text:list-item>
        <text:list-item>
          <text:p text:style-name="P30">database: използвана база данни</text:p>
        </text:list-item>
        <text:list-item>
          <text:p text:style-name="P30">directory: директория в която се намират *.sql файлове. Взимат се всички файлове по азбучен ред. Съдържанието им се сглобява в една SQL заявка която се подава към базата данни преди всеки сценарии.</text:p>
        </text:list-item>
      </text:list>
      <text:p text:style-name="Text_20_body">Можем да използваме някоко service-а наведнъж, например</text:p>
      <text:p text:style-name="code">default:</text:p>
      <text:p text:style-name="code"><text:soft-page-break/><text:s text:c="5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 text:c="16"/>database: 'behatTwo'</text:p>
      <text:p text:style-name="code"><text:s text:c="16"/>directory: '/var/www/ptbfw/features/bootstrap/database/test_full_path/'</text:p>
      <text:p text:style-name="Text_20_body">Незадължително параметри:</text:p>
      <text:list xml:id="list1053351429" text:style-name="L5">
        <text:list-item>
          <text:p text:style-name="P7">port – порт използван за връзка към базата данни</text:p>
        </text:list-item>
        <text:list-item>
          <text:p text:style-name="P7">init_command: инициализираща команда използвана при връзка с базата данни, например</text:p>
        </text:list-item>
      </text:list>
      <text:p text:style-name="code">init_command: 'SET NAMES "UTF8"'</text:p>
      <text:p text:style-name="Text_20_body">пример:</text:p>
      <text:p text:style-name="code">default:</text:p>
      <text:p text:style-name="code"><text:s text:c="4"/>extensions: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 text:c="16"/>database: 'behatTwo'</text:p>
      <text:p text:style-name="code"><text:s text:c="16"/>port: 3306</text:p>
      <text:p text:style-name="code"><text:s text:c="16"/>directory: '/var/www/ptbfw/features/bootstrap/database/test_full_path/'</text:p>
      <text:p text:style-name="code"><text:s text:c="16"/>init_command: 'SET NAMES "UTF8"'</text:p>
      <text:h text:style-name="Heading_20_4" text:outline-level="4">Създаване на нов модул за Initializer</text:h>
      <text:p text:style-name="Text_20_body">За да създадем свой модоул за initer трябва класът ни да имплементира interface-а Ptbfw\Initializer\Initers\Init. Това е методът който ще се извиква преди всеки тестови сценарии.</text:p>
      <text:p text:style-name="Text_20_body">Добавяме модулът в конфигурационния файл behat.yml</text:p>
      <text:p text:style-name="code"><text:s text:c="4"/>extensions:</text:p>
      <text:p text:style-name="code"><text:s text:c="6"/>Ptbfw\Initializer\Extension:</text:p>
      <text:p text:style-name="code"><text:s text:c="10"/>моят нов як модул:</text:p>
      <text:p text:style-name="code"><text:s text:c="16"/>type: '[тук пишем пълното име на класа]'</text:p>
      <text:p text:style-name="code"><text:s text:c="16"/>параметър1: 'стойност1'</text:p>
      <text:p text:style-name="code"><text:s text:c="16"/>параметър2: 'стойност2'</text:p>
      <text:p text:style-name="code"><text:s text:c="16"/>параметър3: 'стойност2'</text:p>
      <text:p text:style-name="Text_20_body"><text:soft-page-break/>Праметрите ще бъдат автоматично предадени като масив към конструктура на класа.</text:p>
      <text:p text:style-name="Text_20_body">Ако има някакви грешки init() трябва да хвърля exception. Не се смята за грешка ако върне <text:span text:style-name="T4">false</text:span>.</text:p>
      <text:h text:style-name="Heading_20_4" text:outline-level="4">Как да използваме Initializer без Ptbfw</text:h>
      <text:p text:style-name="Text_20_body">Първо трябва естествено да се сдобиете с кода. Initer е разработен като самостоятелен extension за behat. Кодът се намира в github ptbfw\Initializer <text:a xlink:type="simple" xlink:href="https://github.com/ptbfw/Initializer">https://github.com/ptbfw/Initializer</text:a></text:p>
      <text:p text:style-name="Text_20_body">За предпочитане е да ползвате composer. Initializer се разпознава от composer с името</text:p>
      <text:p text:style-name="code">ptbfw/initializer</text:p>
      <text:p text:style-name="Text_20_body">В packegist Inializer може да намерите под името <text:s/>ptbfw/initializer, http://packagist.org/packages/ptbfw/initializer</text:p>
      <text:p text:style-name="Text_20_body">Добавете Initializer като extension в конфигурационния файл behat.yml</text:p>
      <text:p text:style-name="code">default: <text:s/></text:p>
      <text:p text:style-name="code"><text:s text:c="2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code"/>
      <text:h text:style-name="Heading_20_4" text:outline-level="4">как е реализиран initer</text:h>
      <text:p text:style-name="Text_20_body">Моля първо прочети <text:bookmark-ref text:ref-name="__RefHeading__594_1452242220">13</text:bookmark-ref>.</text:p>
      <text:p text:style-name="Text_20_body"/>
      <text:h text:style-name="Heading_20_3" text:outline-level="3">Ptbfw Selenium driver</text:h>
      <text:p text:style-name="Text_20_body">@todo</text:p>
      <text:h text:style-name="P26" text:outline-level="1">Примерен тестов проект</text:h>
      <text:p text:style-name="Text_20_body">@todo</text:p>
      <text:h text:style-name="P25" text:outline-level="1"/>
      <text:h text:style-name="P26" text:outline-level="1"><text:bookmark-start text:name="__RefHeading__594_1452242220"/>Как да направим добавка за behat<text:bookmark-end text:name="__RefHeading__594_1452242220"/></text:h>
      <text:p text:style-name="Text_20_body">@todo</text:p>
      <text:p text:style-name="Text_20_body"><text:a xlink:type="simple" xlink:href="http://everzet.com/post/22899229502/behat-240">http://everzet.com/post/22899229502/behat-240</text:a></text:p>
      <text:p text:style-name="Text_20_body"><text:a xlink:type="simple" xlink:href="http://symfony.com/doc/current/components/dependency_injection/index.html">http://symfony.com/doc/current/components/dependency_injection/index.html</text:a></text:p>
      <text:p text:style-name="Text_20_body"/>
      <text:h text:style-name="P26" text:outline-level="1">Ще е то .YML</text:h>
      <text:p text:style-name="Text_20_body">YAML (произнася се /ˈjæməl/,) е език за представяне на серизлизирана информация, във формат четим за хората. Идеята за представянето е взета от програмни езици като C, Perl, и Python, някои идеи от XML и форматът на електронната поща (RFC 2822).YAML е рекурсивен акроним от "YAML Ain't Markup Language". В началото, YAML е значело "Yet Another Markup Language".</text:p>
      <text:p text:style-name="Text_20_body">YML предоставя възможност за представяне на информацията с възможност новите елементи да се отделят на нов ред и за групиране да се използват интервали, така и на един ред.</text:p>
      <text:p text:style-name="Text_20_body">Пример за форматиране на лист с използване на нови редове и интервали</text:p>
      <text:p text:style-name="P31"><text:s/>---# Любими езици</text:p>
      <text:list xml:id="list1063052601" text:style-name="L6">
        <text:list-header>
          <text:p text:style-name="P32"><text:s/>- Php</text:p>
          <text:p text:style-name="P32"><text:s/>- C++</text:p>
          <text:p text:style-name="P32"><text:s/>- JavaScript</text:p>
        </text:list-header>
      </text:list>
      <text:p text:style-name="Text_20_body"/>
      <text:p text:style-name="Text_20_body">Едноредов пример за форматиране на лист</text:p>
      <text:p text:style-name="P31">---# Любими езици</text:p>
      <text:p text:style-name="P31"><text:s text:c="2"/>[Php, C++, JavaScript]</text:p>
      <text:p text:style-name="Text_20_body"/>
      <text:p text:style-name="Text_20_body">Асоциативни масиви</text:p>
      <text:p text:style-name="code">---# използват се два интервала за да разграничим елемтите от масив</text:p>
      <text:p text:style-name="code">--# ключ: стойност</text:p>
      <text:p text:style-name="code"><text:s text:c="2"/>име: <text:s/>Иван</text:p>
      <text:p text:style-name="code"><text:s text:c="2"/>номер: 1</text:p>
      <text:p text:style-name="code"><text:s text:c="2"/>възраст: 22</text:p>
      <text:p text:style-name="Text_20_body">Едноредов пример</text:p>
      <text:p text:style-name="code">--# използва се запетая + интервал за различаване на ключ:стойност</text:p>
      <text:p text:style-name="code">{име: Иван, номер: 1, възраст: 22}</text:p>
      <text:p text:style-name="Text_20_body">Пример за асоциативен масив</text:p>
      <text:p text:style-name="code">Състезател1:</text:p>
      <text:p text:style-name="code"><text:s text:c="2"/>име: Иван</text:p>
      <text:p text:style-name="code"><text:s text:c="2"/>номер: 1</text:p>
      <text:p text:style-name="code">Състезател2:</text:p>
      <text:p text:style-name="code"><text:s text:c="2"/>име: Ангел</text:p>
      <text:p text:style-name="code"><text:s text:c="2"/>възраст: 23</text:p>
      <text:p text:style-name="Text_20_body">Пример за асоциативен масив с елементи от тип лист</text:p>
      <text:p text:style-name="code">Плодиве: [портокал, ананас, ягода] </text:p>
      <text:p text:style-name="code">Зеленчуци:</text:p>
      <text:p text:style-name="code"><text:s text:c="2"/>- <text:s/>зеле</text:p>
      <text:list xml:id="list2040594081" text:style-name="L7">
        <text:list-header>
          <text:p text:style-name="P33"><text:s/>- домати</text:p>
          <text:p text:style-name="P8"/>
        </text:list-header>
      </text:list>
      <text:p text:style-name="Text_20_body"/>
      <text:h text:style-name="P26" text:outline-level="1">Източници</text:h>
      <text:p text:style-name="Text_20_body">Wikipedia</text:p>
      <text:list xml:id="list1322492150" text:style-name="L8">
        <text:list-item>
          <text:p text:style-name="P9"><text:a xlink:type="simple" xlink:href="http://en.wikipedia.org/wiki/YAML">http://en.wikipedia.org/wiki/YAML</text:a></text:p>
        </text:list-item>
      </text:list>
      <text:p text:style-name="Text_20_body">Behat.org</text:p>
      <text:list xml:id="list888862357" text:style-name="L9">
        <text:list-item>
          <text:p text:style-name="P10"><text:a xlink:type="simple" xlink:href="http://behat.org/">http://behat.org/</text:a></text:p>
        </text:list-item>
        <text:list-item>
          <text:p text:style-name="P10">Behat community</text:p>
        </text:list-item>
        <text:list-item>
          <text:p text:style-name="P24">#behat@irc.freenode.com</text:p>
        </text:list-item>
        <text:list-item>
          <text:p text:style-name="P24">google group <text:a xlink:type="simple" xlink:href="https://groups.google.com/forum/?hl=bg&amp;fromgroups#!forum/behat">https://groups.google.com/forum/?hl=bg&amp;fromgroups#!forum/behat</text:a></text:p>
        </text:list-item>
        <text:list-item>
          <text:p text:style-name="P10"><text:a xlink:type="simple" xlink:href="http://mink.behat.org/">http://mink.behat.org/</text:a></text:p>
        </text:list-item>
        <text:list-item>
          <text:p text:style-name="P10"><text:a xlink:type="simple" xlink:href="http://extensions.behat.org/mink/">http://extensions.behat.org/mink/</text:a></text:p>
        </text:list-item>
        <text:list-item>
          <text:p text:style-name="P10"/>
        </text:list-item>
      </text:list>
      <text:p text:style-name="Text_20_body">Composer</text:p>
      <text:list xml:id="list299053739" text:style-name="L10">
        <text:list-item>
          <text:p text:style-name="P11"><text:a xlink:type="simple" xlink:href="http://getcomposer.org/">http://getcomposer.org/</text:a></text:p>
        </text:list-item>
      </text:list>
      <text:p text:style-name="Text_20_body">Packacgist</text:p>
      <text:list xml:id="list437987034" text:style-name="L11">
        <text:list-item>
          <text:p text:style-name="P12"><text:a xlink:type="simple" xlink:href="http://packagist.org/">http://packagist.org/</text:a></text:p>
        </text:list-item>
      </text:list>
      <text:p text:style-name="Text_20_body">Symphony</text:p>
      <text:list xml:id="list538357146" text:style-name="L12">
        <text:list-item>
          <text:p text:style-name="P13"><text:a xlink:type="simple" xlink:href="http://www.symfony-project.org/">http://www.symfony-project.org/</text:a></text:p>
        </text:list-item>
      </text:list>
      <text:p text:style-name="Text_20_body">Zend framework</text:p>
      <text:list xml:id="list353108681" text:style-name="L13">
        <text:list-item>
          <text:p text:style-name="P14"><text:a xlink:type="simple" xlink:href="http://framework.zend.com/">http://framework.zend.com/</text:a></text:p>
        </text:list-item>
        <text:list-item>
          <text:p text:style-name="P14"><text:a xlink:type="simple" xlink:href="http://framework.zend.com/zf2">http://framework.zend.com/zf2</text:a></text:p>
        </text:list-item>
      </text:list>
      <text:p text:style-name="Text_20_body">everzet's blog</text:p>
      <text:list xml:id="list1376612775" text:style-name="L14">
        <text:list-item>
          <text:p text:style-name="P15"><text:a xlink:type="simple" xlink:href="http://everzet.com/">http://everzet.com/</text:a></text:p>
        </text:list-item>
      </text:list>
      <text:p text:style-name="Text_20_body">github</text:p>
      <text:list xml:id="list1278321861" text:style-name="L15">
        <text:list-item>
          <text:p text:style-name="P16"><text:a xlink:type="simple" xlink:href="https://github.com/">https://github.com/</text:a></text:p>
          <text:p text:style-name="P16"/>
        </text:list-item>
      </text:list>
      <text:p text:style-name="Text_20_body">Php</text:p>
      <text:list xml:id="list1854121051" text:style-name="L16">
        <text:list-item>
          <text:p text:style-name="P17"><text:a xlink:type="simple" xlink:href="http://www.php.net/">http://www.php.net/</text:a></text:p>
        </text:list-item>
      </text:list>
      <text:p text:style-name="Text_20_body">Apress PHP Objects Patterns and Practice 3rd Edition</text:p>
      <text:list xml:id="list513704791" text:style-name="L19">
        <text:list-item>
          <text:p text:style-name="P19"><text:a xlink:type="simple" xlink:href="http://www.apress.com/9781430229254/" office:name="http://www.apress.com/9781430229254/">http://www.apress.com/9781430229254/</text:a></text:p>
        </text:list-item>
      </text:list>
      <text:p text:style-name="Text_20_body">Selenium</text:p>
      <text:list xml:id="list1075125332" text:style-name="L18">
        <text:list-item>
          <text:p text:style-name="P18"><text:a xlink:type="simple" xlink:href="http://seleniumhq.org/">http://seleniumhq.org/</text:a></text:p>
        </text:list-item>
      </text:list>
      <text:p text:style-name="Preformatted_20_Text"><text:bookmark text:name="line1"/><text:soft-page-break/>Sahi Web Automation and Testing Tool</text:p>
      <text:list xml:id="list897128801" text:style-name="L20">
        <text:list-item>
          <text:p text:style-name="P20"><text:a xlink:type="simple" xlink:href="http://sahi.co.in/w/">http://sahi.co.in/w/</text:a></text:p>
        </text:list-item>
      </text:list>
      <text:p text:style-name="Text_20_body">bitovi.com</text:p>
      <text:list xml:id="list1361315515" text:style-name="L21">
        <text:list-item>
          <text:p text:style-name="P21"><text:a xlink:type="simple" xlink:href="http://bitovi.com/blog/2010/07/syn-a-standalone-synthetic-event-library.html">http://bitovi.com/blog/2010/07/syn-a-standalone-synthetic-event-library.html</text:a></text:p>
        </text:list-item>
      </text:list>
      <text:p text:style-name="Text_20_body">Gherkin</text:p>
      <text:list xml:id="list1305354448" text:style-name="L22">
        <text:list-item>
          <text:p text:style-name="P22"><text:a xlink:type="simple" xlink:href="http://cukes.info/">http://cukes.info/</text:a></text:p>
        </text:list-item>
      </text:list>
      <text:p text:style-name="Text_20_body">The Cucumber Book: Behaviour-Driven Development for Testers and Developers</text:p>
      <text:list xml:id="list1873940789" text:style-name="L23">
        <text:list-item>
          <text:p text:style-name="P23"><text:a xlink:type="simple" xlink:href="http://pragprog.com/book/hwcuc/the-cucumber-book">http://pragprog.com/book/hwcuc/the-cucumber-book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098in" fo:margin-bottom="0.0799in" style:page-number="auto"/>
      <style:text-properties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="100%" fo:margin-left="0.9846in" fo:margin-right="0in" fo:margin-top="0.2in" fo:margin-bottom="0.1in" fo:text-indent="-0.4in" style:auto-text-indent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ode" style:family="paragraph" style:parent-style-name="Text_20_body" style:class="list">
      <style:paragraph-properties fo:margin="100%" fo:margin-left="0.4925in" fo:margin-right="0in" fo:margin-top="0in" fo:margin-bottom="0in" fo:text-indent="0in" style:auto-text-indent="false" fo:background-color="#000000" fo:padding="0.0201in" fo:border-left="none" fo:border-right="none" fo:border-top="0.06pt dotted #000000" fo:border-bottom="0.06pt dotted #000000" style:shadow="none">
        <style:tab-stops/>
        <style:background-image/>
      </style:paragraph-properties>
      <style:text-properties fo:color="#ffffff"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4772in" fo:margin-right="0in" fo:margin-top="0.2in" fo:margin-bottom="0.1in" fo:text-indent="-0.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keywork" style:family="paragraph" style:parent-style-name="Standard" style:class="text">
      <style:text-properties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.7in" fo:margin-right="0in" fo:margin-top="0.2in" fo:margin-bottom="0.1in" fo:text-indent="-0.3in" style:auto-text-indent="false" fo:background-color="transparent" style:shadow="none">
        <style:tab-stops/>
        <style:background-image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ote" style:family="paragraph" style:parent-style-name="Text_20_body" style:class="text" style:master-page-name="">
      <style:paragraph-properties fo:margin="100%" fo:margin-left="0.8in" fo:margin-right="0in" fo:margin-top="1.1in" fo:margin-bottom="0.0799in" fo:text-indent="0in" style:auto-text-indent="false" style:page-number="auto" fo:background-color="transparent" fo:padding="0.0201in" fo:border-left="none" fo:border-right="0.06pt dashed #000000" fo:border-top="0.06pt dashed #000000" fo:border-bottom="none" style:shadow="none">
        <style:background-image/>
      </style:paragraph-properties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" style:font-size-asian="10pt" style:font-name-complex="FreeSans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9-04T23:45:40</dc:date>
    <meta:editing-duration>PT4H51M1S</meta:editing-duration>
    <meta:editing-cycles>362</meta:editing-cycles>
    <meta:generator>LibreOffice/3.5$Linux_X86_64 LibreOffice_project/350m1$Build-2</meta:generator>
    <meta:document-statistic meta:table-count="0" meta:image-count="0" meta:object-count="0" meta:page-count="16" meta:paragraph-count="356" meta:word-count="1623" meta:character-count="12406" meta:non-whitespace-character-count="10455"/>
  </office:meta>
</office:document-meta>
</file>